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ingException.ParsingException( String theMessage ,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ingException.ParsingException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ingException.ParsingException(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